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OpenSymbol" svg:font-family="OpenSymbol" style:font-family-generic="system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style:font-name="Times New Roman" fo:font-size="11pt" fo:language="es" fo:country="ES" fo:font-weight="bold" officeooo:rsid="0007decd" officeooo:paragraph-rsid="0007decd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style:font-name="Times New Roman" fo:font-size="11pt" fo:language="es" fo:country="ES" fo:font-weight="normal" officeooo:rsid="0007decd" officeooo:paragraph-rsid="0007decd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0.573cm" fo:text-align="justify" style:justify-single-word="false" fo:orphans="0" fo:widows="0" style:text-autospace="none"/>
      <style:text-properties style:font-name="Times New Roman" fo:font-size="11pt" fo:language="es" fo:country="ES" fo:font-weight="normal" officeooo:rsid="0007decd" officeooo:paragraph-rsid="0007decd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0.573cm" fo:text-align="justify" style:justify-single-word="false" fo:orphans="0" fo:widows="0" style:text-autospace="none"/>
      <style:text-properties style:font-name="Times New Roman" fo:font-size="11pt" fo:language="es" fo:country="ES" fo:font-weight="normal" officeooo:rsid="0007decd" officeooo:paragraph-rsid="0008bdf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style:font-name="Times New Roman" fo:font-size="11pt" fo:language="es" fo:country="ES" fo:font-weight="normal" officeooo:rsid="0008bdf9" officeooo:paragraph-rsid="0008bdf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officeooo:paragraph-rsid="0007decd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officeooo:paragraph-rsid="0008bdf9"/>
    </style:style>
    <style:style style:name="P8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officeooo:paragraph-rsid="0007decd"/>
    </style:style>
    <style:style style:name="P9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officeooo:paragraph-rsid="0008bdf9"/>
    </style:style>
    <style:style style:name="P10" style:family="paragraph" style:parent-style-name="Standard">
      <style:paragraph-properties fo:margin-top="0cm" fo:margin-bottom="0cm" loext:contextual-spacing="false" fo:line-height="0.573cm" fo:text-align="justify" style:justify-single-word="false" fo:orphans="0" fo:widows="0" style:text-autospace="none"/>
      <style:text-properties officeooo:paragraph-rsid="0007dec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officeooo:rsid="0007decd" officeooo:paragraph-rsid="0007decd"/>
    </style:style>
    <style:style style:name="P12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officeooo:rsid="0008bdf9" officeooo:paragraph-rsid="0008bdf9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fo:font-weight="bold" officeooo:rsid="0008bdf9" officeooo:paragraph-rsid="0008bdf9" style:font-weight-asian="bold" style:font-weight-complex="bold"/>
    </style:style>
    <style:style style:name="P14" style:family="paragraph" style:parent-style-name="Standard" style:master-page-name="MP0">
      <style:paragraph-properties fo:margin-top="0cm" fo:margin-bottom="0cm" loext:contextual-spacing="false" fo:line-height="100%" fo:text-align="center" style:justify-single-word="false" fo:orphans="0" fo:widows="0" style:page-number="auto" fo:break-before="page" style:text-autospace="none"/>
      <style:text-properties fo:color="#23b8dc" style:font-name="Cambria" fo:font-size="13pt" fo:language="es" fo:country="ES" fo:font-weight="bold" style:font-size-asian="13pt" style:font-weight-asian="bold" style:font-name-complex="Arial" style:font-size-complex="13pt" style:font-weight-complex="bold"/>
    </style:style>
    <style:style style:name="P15" style:family="paragraph" style:parent-style-name="Standard">
      <style:paragraph-properties fo:margin-top="0cm" fo:margin-bottom="0cm" loext:contextual-spacing="false" fo:line-height="0.573cm" fo:text-align="justify" style:justify-single-word="false" fo:orphans="0" fo:widows="0" style:text-autospace="none"/>
      <style:text-properties style:font-name="Times New Roman" fo:font-size="11pt" fo:language="es" fo:country="ES" fo:font-weight="normal" officeooo:rsid="0007decd" officeooo:paragraph-rsid="0007decd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style:font-name="Times New Roman" fo:font-size="11pt" fo:language="es" fo:country="ES" fo:font-weight="normal" officeooo:rsid="0007decd" officeooo:paragraph-rsid="0007dec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style:font-name="Times New Roman" fo:font-size="11pt" fo:language="es" fo:country="ES" fo:font-weight="normal" officeooo:rsid="0007decd" officeooo:paragraph-rsid="0008bdf9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0.573cm" fo:orphans="0" fo:widows="0" style:text-autospace="none"/>
      <style:text-properties style:font-name="Times New Roman" fo:font-size="11pt" fo:language="es" fo:country="ES" fo:font-weight="normal" officeooo:rsid="0008bdf9" officeooo:paragraph-rsid="0008bdf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0.496cm" fo:orphans="0" fo:widows="0" style:text-autospace="none"/>
      <style:text-properties fo:color="#000000" style:font-name="Times New Roman1" fo:font-size="11pt" fo:language="es" fo:country="ES" fo:font-weight="bold" officeooo:rsid="0008bdf9" style:font-size-asian="9.60000038146973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fo:color="#000000" style:font-name="Times New Roman1" fo:font-size="11pt" fo:language="es" fo:country="ES" fo:font-weight="bold" officeooo:rsid="0008bdf9" officeooo:paragraph-rsid="0008bdf9" style:font-size-asian="9.60000038146973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fo:color="#000000" style:font-name="Times New Roman1" fo:font-size="11pt" fo:language="es" fo:country="ES" officeooo:rsid="0008bdf9" officeooo:paragraph-rsid="0008bdf9" style:font-size-asian="9.60000038146973pt" style:font-name-complex="Arial" style:font-size-complex="11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fo:color="#000000" style:font-name="Times New Roman1" fo:font-size="11pt" fo:language="es" fo:country="ES" officeooo:rsid="00058c4e" officeooo:paragraph-rsid="0007decd" style:font-size-asian="9.60000038146973pt" style:font-name-complex="Arial" style:font-size-complex="11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0.254cm"/>
        </style:tab-stops>
      </style:paragraph-properties>
      <style:text-properties fo:color="#000000" style:font-name="Times New Roman1" fo:font-size="11pt" fo:language="es" fo:country="ES" officeooo:rsid="0007decd" officeooo:paragraph-rsid="0007decd" style:font-size-asian="9.60000038146973pt" style:font-name-complex="Arial" style:font-size-complex="11pt" style:font-weight-complex="bold"/>
    </style:style>
    <style:style style:name="P24" style:family="paragraph" style:parent-style-name="Standard" style:master-page-name="MP1">
      <style:paragraph-properties fo:margin-left="0.007cm" fo:margin-right="0cm" fo:margin-top="0cm" fo:margin-bottom="0cm" loext:contextual-spacing="false" fo:line-height="100%" fo:text-align="center" style:justify-single-word="false" fo:orphans="0" fo:widows="0" fo:text-indent="0cm" style:auto-text-indent="false" style:page-number="auto" fo:break-before="page" style:text-autospace="none">
        <style:tab-stops/>
      </style:paragraph-properties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officeooo:rsid="00058c4e"/>
    </style:style>
    <style:style style:name="T2" style:family="text">
      <style:text-properties fo:color="#000000" style:font-name="Times New Roman1" fo:font-size="11pt" fo:language="es" fo:country="ES" style:font-size-asian="9.60000038146973pt" style:font-name-complex="Arial" style:font-size-complex="11pt"/>
    </style:style>
    <style:style style:name="T3" style:family="text">
      <style:text-properties fo:color="#000000" style:font-name="Times New Roman1" fo:font-size="11pt" fo:language="es" fo:country="ES" style:font-size-asian="9.60000038146973pt" style:font-name-complex="Arial" style:font-size-complex="11pt" style:font-weight-complex="bold"/>
    </style:style>
    <style:style style:name="T4" style:family="text">
      <style:text-properties fo:color="#000000" style:font-name="Times New Roman1" fo:font-size="11pt" fo:language="es" fo:country="ES" officeooo:rsid="00058c4e" style:font-size-asian="9.60000038146973pt" style:font-name-complex="Arial" style:font-size-complex="11pt" style:font-weight-complex="bold"/>
    </style:style>
    <style:style style:name="T5" style:family="text">
      <style:text-properties fo:color="#000000" style:font-name="Times New Roman1" fo:font-size="11pt" fo:language="es" fo:country="ES" officeooo:rsid="00067f4b" style:font-size-asian="9.60000038146973pt" style:font-name-complex="Arial" style:font-size-complex="11pt" style:font-weight-complex="bold"/>
    </style:style>
    <style:style style:name="T6" style:family="text">
      <style:text-properties fo:color="#000000" style:font-name="Times New Roman1" fo:font-size="11pt" fo:language="es" fo:country="ES" officeooo:rsid="0007decd" style:font-size-asian="9.60000038146973pt" style:font-name-complex="Arial" style:font-size-complex="11pt" style:font-weight-complex="bold"/>
    </style:style>
    <style:style style:name="T7" style:family="text">
      <style:text-properties fo:color="#000000" style:font-name="Times New Roman1" fo:font-size="11pt" fo:language="es" fo:country="ES" officeooo:rsid="0008bdf9" style:font-size-asian="9.60000038146973pt" style:font-name-complex="Arial" style:font-size-complex="11pt" style:font-weight-complex="bold"/>
    </style:style>
    <style:style style:name="T8" style:family="text">
      <style:text-properties fo:color="#000000" style:font-name="Times New Roman1" fo:font-size="11pt" fo:language="es" fo:country="ES" officeooo:rsid="0008bdf9" style:font-size-asian="9.60000038146973pt" style:font-name-complex="Arial" style:font-size-complex="11pt"/>
    </style:style>
    <style:style style:name="T9" style:family="text">
      <style:text-properties fo:color="#000000" style:font-name="Times New Roman1" fo:font-size="11pt" fo:language="es" fo:country="ES" officeooo:rsid="00067f4b" style:font-name-asian="Times New Roman" style:font-size-asian="9.60000038146973pt" style:font-name-complex="Arial" style:font-size-complex="11pt" style:language-complex="ar" style:country-complex="SA" style:font-weight-complex="bold"/>
    </style:style>
    <style:style style:name="T10" style:family="text">
      <style:text-properties fo:color="#000000" style:font-name="Times New Roman1" fo:font-size="11pt" fo:language="es" fo:country="ES" officeooo:rsid="0008bdf9" style:font-name-asian="Times New Roman" style:font-size-asian="9.60000038146973pt" style:font-name-complex="Arial" style:font-size-complex="11pt" style:language-complex="ar" style:country-complex="SA" style:font-weight-complex="bold"/>
    </style:style>
    <style:style style:name="T11" style:family="text">
      <style:text-properties style:font-name="Times New Roman" fo:font-size="11pt" fo:language="es" fo:country="ES" fo:font-weight="normal" style:font-size-asian="9.60000038146973pt" style:font-weight-asian="normal" style:font-size-complex="11pt" style:font-weight-complex="normal"/>
    </style:style>
    <style:style style:name="T12" style:family="text">
      <style:text-properties style:font-name="Times New Roman" fo:font-size="11pt" fo:language="es" fo:country="ES" fo:font-weight="normal" officeooo:rsid="0007decd" style:font-size-asian="9.60000038146973pt" style:font-weight-asian="normal" style:font-size-complex="11pt" style:font-weight-complex="normal"/>
    </style:style>
    <style:style style:name="T13" style:family="text">
      <style:text-properties style:font-name="Times New Roman" fo:font-size="11pt" fo:language="es" fo:country="ES" fo:font-weight="normal" officeooo:rsid="0008bdf9" style:font-size-asian="9.60000038146973pt" style:font-weight-asian="normal" style:font-size-complex="11pt" style:font-weight-complex="normal"/>
    </style:style>
    <style:style style:name="T14" style:family="text">
      <style:text-properties style:font-name="Times New Roman" fo:font-size="11pt" fo:language="es" fo:country="ES" fo:font-weight="normal" officeooo:rsid="0007decd" style:font-name-asian="Times New Roman" style:font-size-asian="9.60000038146973pt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font-name="Times New Roman" fo:font-size="11pt" fo:language="es" fo:country="ES" fo:font-weight="normal" officeooo:rsid="0008bdf9" style:font-name-asian="Times New Roman" style:font-size-asian="9.60000038146973pt" style:font-weight-asian="normal" style:font-name-complex="Times New Roman" style:font-size-complex="11pt" style:language-complex="ar" style:country-complex="SA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iterio E: Evaluación</text:p>
      <text:p text:style-name="P1"><text:span text:style-name="T1">C</text:span>riterios de Logro:</text:p>
      <text:p text:style-name="P9"><text:span text:style-name="T13">A continuación se explica el cumplimiento de cada uno de los criterios de logro, junto con una breve </text:span><text:span text:style-name="T15">argumentación d</text:span><text:span text:style-name="T13">e ello</text:span></text:p>
      <text:p text:style-name="P5"/>
      <text:p text:style-name="P3">1: se ha cumplido ya que la aplicación permite ser abierta des de múltiples sistemas operativos, como Windows y Linux.</text:p>
      <text:p text:style-name="P3"/>
      <text:p text:style-name="P4">2: se ha cumplido, la aplicación permite que se pueda crear un usuario siempre que se tenga acceso a la misma, y previene que dos usuarios tengan el mismo nombre de usuario.</text:p>
      <text:p text:style-name="P3"/>
      <text:p text:style-name="P3">3: se ha cumplido, ya que no existe ningún requisito para poder crear un grupo, y la misma pantalla de la creación del grupo obliga a añadir un nombre y una contraseña, y permite añadir una fecha límite.</text:p>
      <text:p text:style-name="P3"/>
      <text:p text:style-name="P10"><text:span text:style-name="T12">4: se ha cumplido, ya que la aplicación sólo permite que los administradores editen las propiedades </text:span><text:span text:style-name="T14">de los </text:span><text:span text:style-name="T12">grupos que administran.</text:span></text:p>
      <text:p text:style-name="P3"/>
      <text:p text:style-name="P3">5: se ha cumplido, ya que siempre que un usuario tenga el nombre y la contraseña de un grupo, se podrá unir a este mediante el botón de “Unirse a un grupo”.</text:p>
      <text:p text:style-name="P3"/>
      <text:p text:style-name="P3">6: se he cumplido, ya que mediante el método de invitar al grupo y la pestaña de notificaciones cualquier usuario <text:s/>se podrá unir a un grupo al que haya sido invitado.</text:p>
      <text:p text:style-name="P3"/>
      <text:p text:style-name="P2">7: se ha cumplido, ya que a través de la pantalla de Calendario, todos los usuarios de un grupo pueden ir modificando su disponibilidad día a día.</text:p>
      <text:p text:style-name="P2"/>
      <text:p text:style-name="P8"><text:span text:style-name="T12">8: se ha cumplido, ya que en la pantalla de calendario todos los usuarios pueden ver, dependiendo del color de cada día, cuántos de </text:span><text:span text:style-name="T14">los miembros de un grupo</text:span><text:span text:style-name="T12"> estan disponibles, y también pueden ver si ellos </text:span><text:span text:style-name="T15">han confirmado su disponibilidad</text:span><text:span text:style-name="T12"> ese mismo día.</text:span></text:p>
      <text:p text:style-name="P2"/>
      <text:p text:style-name="P12"><text:span text:style-name="T12">9: </text:span><text:span text:style-name="T11">no se ha cumplido, ya que las únicas notificaciones que la aplicación emplea son internas a la misma. Más adelante se exploran posibles soluciones para cumplir este criterio de logro.</text:span></text:p>
      <text:p text:style-name="P5"/>
      <text:p text:style-name="P12"><text:span text:style-name="T12">1</text:span><text:span text:style-name="T11">0: se ha cumplido, ya que la connexión entre los clientes y la base de datos funciona correctamente en todos los casos.</text:span></text:p>
      <text:p text:style-name="P17"/>
      <text:p text:style-name="P24">Recomendaciones para futuros desarrollos</text:p>
      <text:p text:style-name="P19"/>
      <text:p text:style-name="P7"><text:span text:style-name="T4">Después de hacer una última entrevista con la cliente, de cara a futuros desarrollos hemos considerado </text:span><text:span text:style-name="T7">los siguientes puntos:</text:span></text:p>
      <text:p text:style-name="P21"/>
      <text:p text:style-name="P13"><text:span text:style-name="T8">N</text:span><text:span text:style-name="T2">otificaciones externas:</text:span></text:p>
      <text:p text:style-name="P7"><text:span text:style-name="T10">S</text:span><text:span text:style-name="T4">ería interesante buscar una manera de enviar notificaciones de una manera externa a la aplicación ya que, actualmente, un usuario solo puede saber si tiene alguna notificación si entra en el gestor de grupos con su usuario. Esto se podría realizar mediante </text:span><text:span text:style-name="T5">el uso de </text:span><text:span text:style-name="T4">notificaciones de escritorio, o </text:span><text:span text:style-name="T9">a través de</text:span><text:span text:style-name="T4">l envío automatizado de </text:span><text:span text:style-name="T9">correos electrónicos</text:span><text:span text:style-name="T4">, </text:span><text:span text:style-name="T5">ya que ya </text:span><text:span text:style-name="T9">existen </text:span><text:span text:style-name="T4">librerías de python que los incorporan.</text:span></text:p>
      <text:p text:style-name="P22"/>
      <text:p text:style-name="P22"/>
      <text:p text:style-name="P20">Método alternativo para introducir las disponibilidades:</text:p>
      <text:p text:style-name="P6"><text:span text:style-name="T4">Por otro lado, también hemos considerado que seria oportuno </text:span><text:span text:style-name="T6">buscar otro método para que cada usuario pueda establecer su disponibilidad, ya que consideramos que ir haciendo clic día a día es un poco tedioso y cansado.</text:span></text:p>
      <text:p text:style-name="P23"/>
      <text:p text:style-name="P23"/>
      <text:p text:style-name="P20">Fecha límite gráfica:</text:p>
      <text:p text:style-name="P11"><text:span text:style-name="T6">F</text:span><text:span text:style-name="T3">inalmente, otra medida que se podría adoptar en futuros desarrollos es que </text:span><text:span text:style-name="T7">la fecha límite se podría mostrar gráficamente en la pantalla del calendario, y sería interesante bloquear la modificación de la disponibilidad de los usuarios para fechas superiores a la fecha límite, ya que no tiene sentido decir si uno está disponible o no después de la entrega de un trabaj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OpenSymbol" svg:font-family="OpenSymbol" style:font-family-generic="system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WW8Num1z3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/>
    </style:style>
    <style:style style:name="WW_5f_CharLFO1LVL2" style:display-name="WW_CharLFO1LVL2" style:family="text">
      <style:text-properties style:font-name="OpenSymbol" fo:font-family="OpenSymbol" style:font-family-generic="system"/>
    </style:style>
    <style:style style:name="WW_5f_CharLFO1LVL3" style:display-name="WW_CharLFO1LVL3" style:family="text">
      <style:text-properties style:font-name="OpenSymbol" fo:font-family="OpenSymbol" style:font-family-generic="system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/>
    </style:style>
    <style:style style:name="WW_5f_CharLFO3LVL2" style:display-name="WW_CharLFO3LVL2" style:family="text">
      <style:text-properties style:font-name="OpenSymbol" fo:font-family="OpenSymbol" style:font-family-generic="system"/>
    </style:style>
    <style:style style:name="WW_5f_CharLFO3LVL3" style:display-name="WW_CharLFO3LVL3" style:family="text">
      <style:text-properties style:font-name="OpenSymbol" fo:font-family="OpenSymbol" style:font-family-generic="system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/>
    </style:style>
    <style:style style:name="WW_5f_CharLFO4LVL2" style:display-name="WW_CharLFO4LVL2" style:family="text">
      <style:text-properties style:font-name="OpenSymbol" fo:font-family="OpenSymbol" style:font-family-generic="system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-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-">
        <style:list-level-properties/>
        <style:text-properties style:font-name="OpenSymbol"/>
      </text:list-level-style-bullet>
      <text:list-level-style-number text:level="4" text:style-name="WW_5f_CharLFO1LVL4" style:num-format="1">
        <style:list-level-properties/>
      </text:list-level-style-number>
      <text:list-level-style-number text:level="5" text:style-name="WW_5f_CharLFO1LVL5" style:num-format="1">
        <style:list-level-properties/>
      </text:list-level-style-number>
      <text:list-level-style-number text:level="6" text:style-name="WW_5f_CharLFO1LVL6" style:num-format="1">
        <style:list-level-properties/>
      </text:list-level-style-number>
      <text:list-level-style-number text:level="7" text:style-name="WW_5f_CharLFO1LVL7" style:num-format="1">
        <style:list-level-properties/>
      </text:list-level-style-number>
      <text:list-level-style-number text:level="8" text:style-name="WW_5f_CharLFO1LVL8" style:num-format="1">
        <style:list-level-properties/>
      </text:list-level-style-number>
      <text:list-level-style-number text:level="9" text:style-name="WW_5f_CharLFO1LVL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-">
        <style:list-level-properties/>
        <style:text-properties style:font-name="OpenSymbol"/>
      </text:list-level-style-bullet>
      <text:list-level-style-number text:level="2" text:style-name="WW_5f_CharLFO2LVL2" style:num-format="1">
        <style:list-level-properties/>
      </text:list-level-style-number>
      <text:list-level-style-number text:level="3" text:style-name="WW_5f_CharLFO2LVL3" style:num-format="1">
        <style:list-level-properties/>
      </text:list-level-style-number>
      <text:list-level-style-number text:level="4" text:style-name="WW_5f_CharLFO2LVL4" style:num-format="1">
        <style:list-level-properties/>
      </text:list-level-style-number>
      <text:list-level-style-number text:level="5" text:style-name="WW_5f_CharLFO2LVL5" style:num-format="1">
        <style:list-level-properties/>
      </text:list-level-style-number>
      <text:list-level-style-number text:level="6" text:style-name="WW_5f_CharLFO2LVL6" style:num-format="1">
        <style:list-level-properties/>
      </text:list-level-style-number>
      <text:list-level-style-number text:level="7" text:style-name="WW_5f_CharLFO2LVL7" style:num-format="1">
        <style:list-level-properties/>
      </text:list-level-style-number>
      <text:list-level-style-number text:level="8" text:style-name="WW_5f_CharLFO2LVL8" style:num-format="1">
        <style:list-level-properties/>
      </text:list-level-style-number>
      <text:list-level-style-number text:level="9" text:style-name="WW_5f_CharLFO2LVL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-">
        <style:list-level-properties/>
        <style:text-properties style:font-name="OpenSymbol"/>
      </text:list-level-style-bullet>
      <text:list-level-style-bullet text:level="2" text:style-name="WW_5f_CharLFO3LVL2" text:bullet-char="•">
        <style:list-level-properties/>
        <style:text-properties style:font-name="OpenSymbol"/>
      </text:list-level-style-bullet>
      <text:list-level-style-bullet text:level="3" text:style-name="WW_5f_CharLFO3LVL3" text:bullet-char="-">
        <style:list-level-properties/>
        <style:text-properties style:font-name="OpenSymbol"/>
      </text:list-level-style-bullet>
      <text:list-level-style-number text:level="4" text:style-name="WW_5f_CharLFO3LVL4" style:num-format="1">
        <style:list-level-properties/>
      </text:list-level-style-number>
      <text:list-level-style-number text:level="5" text:style-name="WW_5f_CharLFO3LVL5" style:num-format="1">
        <style:list-level-properties/>
      </text:list-level-style-number>
      <text:list-level-style-number text:level="6" text:style-name="WW_5f_CharLFO3LVL6" style:num-format="1">
        <style:list-level-properties/>
      </text:list-level-style-number>
      <text:list-level-style-number text:level="7" text:style-name="WW_5f_CharLFO3LVL7" style:num-format="1">
        <style:list-level-properties/>
      </text:list-level-style-number>
      <text:list-level-style-number text:level="8" text:style-name="WW_5f_CharLFO3LVL8" style:num-format="1">
        <style:list-level-properties/>
      </text:list-level-style-number>
      <text:list-level-style-number text:level="9" text:style-name="WW_5f_CharLFO3LVL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*">
        <style:list-level-properties/>
        <style:text-properties style:font-name="OpenSymbol"/>
      </text:list-level-style-bullet>
      <text:list-level-style-bullet text:level="2" text:style-name="WW_5f_CharLFO4LVL2" text:bullet-char="•">
        <style:list-level-properties/>
        <style:text-properties style:font-name="OpenSymbol"/>
      </text:list-level-style-bullet>
      <text:list-level-style-number text:level="3" text:style-name="WW_5f_CharLFO4LVL3" style:num-format="1">
        <style:list-level-properties/>
      </text:list-level-style-number>
      <text:list-level-style-number text:level="4" text:style-name="WW_5f_CharLFO4LVL4" style:num-format="1">
        <style:list-level-properties/>
      </text:list-level-style-number>
      <text:list-level-style-number text:level="5" text:style-name="WW_5f_CharLFO4LVL5" style:num-format="1">
        <style:list-level-properties/>
      </text:list-level-style-number>
      <text:list-level-style-number text:level="6" text:style-name="WW_5f_CharLFO4LVL6" style:num-format="1">
        <style:list-level-properties/>
      </text:list-level-style-number>
      <text:list-level-style-number text:level="7" text:style-name="WW_5f_CharLFO4LVL7" style:num-format="1">
        <style:list-level-properties/>
      </text:list-level-style-number>
      <text:list-level-style-number text:level="8" text:style-name="WW_5f_CharLFO4LVL8" style:num-format="1">
        <style:list-level-properties/>
      </text:list-level-style-number>
      <text:list-level-style-number text:level="9" text:style-name="WW_5f_CharLFO4LVL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61cm" fo:margin-bottom="2.54cm" fo:margin-left="2.004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961cm" fo:margin-bottom="2.54cm" fo:margin-left="2.004cm" fo:margin-right="2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richardt</meta:initial-creator>
    <meta:creation-date>2011-02-06T11:26:00Z</meta:creation-date>
    <dc:date>2022-02-19T03:37:49.111077463</dc:date>
    <meta:editing-cycles>9</meta:editing-cycles>
    <meta:editing-duration>PT27M51S</meta:editing-duration>
    <meta:document-statistic meta:table-count="0" meta:image-count="0" meta:object-count="0" meta:page-count="2" meta:paragraph-count="21" meta:word-count="524" meta:character-count="3083" meta:non-whitespace-character-count="2579"/>
    <meta:template xlink:type="simple" xlink:actuate="onRequest" xlink:title="" xlink:href="Normal"/>
  </office:meta>
</office:document-meta>
</file>